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989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cccccc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Fine_20_Dashed_20__28_var_29_" svg:stroke-color="#cccccc" draw:marker-end="Arrow" draw:marker-end-width="0.203cm" draw:textarea-horizontal-align="center" draw:textarea-vertical-align="middle"/>
    </style:style>
    <style:style style:name="gr14" style:family="graphic" style:parent-style-name="standard">
      <style:graphic-properties draw:stroke="solid" svg:stroke-color="#cccccc" draw:marker-end="Arrow" draw:marker-end-width="0.203cm" draw:textarea-horizontal-align="center" draw:textarea-vertical-align="middle"/>
    </style:style>
    <style:style style:name="gr15" style:family="graphic" style:parent-style-name="standard">
      <style:graphic-properties draw:fill-color="#c0c0c0" draw:textarea-horizontal-align="justify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align="center" fo:text-indent="0cm"/>
      <style:text-properties fo:color="#666666" fo:font-size="14pt"/>
    </style:style>
    <style:style style:name="P13" style:family="paragraph">
      <style:paragraph-properties fo:margin-left="0cm" fo:margin-right="0cm" fo:text-align="start" fo:text-indent="0cm"/>
      <style:text-properties fo:font-size="10pt"/>
    </style:style>
    <style:style style:name="P14" style:family="paragraph">
      <style:paragraph-properties fo:margin-left="0cm" fo:margin-right="0cm" fo:text-align="start" fo:text-indent="0cm"/>
      <style:text-properties fo:color="#666666" fo:font-size="10pt"/>
    </style:style>
    <style:style style:name="T1" style:family="text">
      <style:text-properties fo:font-size="14pt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fo:color="#666666" fo:font-size="14pt"/>
    </style:style>
    <style:style style:name="T5" style:family="text">
      <style:text-properties fo:color="#666666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.27cm" svg:height="1.27cm" svg:x="4.475cm" svg:y="6.351cm">
          <text:p text:style-name="P1"><text:span text:style-name="T1">Dir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line" svg:x1="5.745cm" svg:y1="6.985cm" svg:x2="7.65cm" svg:y2="6.984cm" draw:start-shape="id1" draw:start-glue-point="7" draw:end-shape="id2" draw:end-glue-point="5">
          <text:p text:style-name="P9"/>
        </draw:connector>
        <draw:custom-shape draw:style-name="gr1" draw:text-style-name="P4" draw:layer="layout" svg:width="1.27cm" svg:height="1.27cm" svg:x="4.475cm" svg:y="9.526cm">
          <text:p text:style-name="P1"><text:span text:style-name="T1">Di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draw:type="line" svg:x1="5.109cm" svg:y1="7.546cm" svg:x2="5.109cm" svg:y2="9.527cm">
          <text:p text:style-name="P9"/>
        </draw:connector>
        <draw:custom-shape draw:style-name="gr1" draw:text-style-name="P4" draw:id="id2" draw:layer="layout" svg:width="1.27cm" svg:height="1.27cm" svg:x="7.65cm" svg:y="6.35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" draw:id="id3" draw:layer="layout" svg:width="1.27cm" svg:height="1.27cm" svg:x="9.555cm" svg:y="7.62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" draw:id="id5" draw:layer="layout" svg:width="1.27cm" svg:height="1.27cm" svg:x="9.555cm" svg:y="11.43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6" draw:layer="layout" svg:width="1.27cm" svg:height="1.27cm" svg:x="11.46cm" svg:y="8.89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" draw:id="id8" draw:layer="layout" svg:width="1.27cm" svg:height="1.27cm" svg:x="11.46cm" svg:y="10.16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" draw:id="id9" draw:layer="layout" svg:width="1.27cm" svg:height="1.27cm" svg:x="11.46cm" svg:y="12.7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id="id4" draw:layer="layout" svg:x1="8.284cm" svg:y1="7.544cm" svg:x2="9.555cm" svg:y2="8.254cm" draw:start-shape="id2" draw:start-glue-point="6" draw:end-shape="id3" draw:end-glue-point="5">
          <text:p text:style-name="P9"/>
        </draw:connector>
        <draw:connector draw:style-name="gr3" draw:text-style-name="P3" draw:layer="layout" svg:x1="8.284cm" svg:y1="7.544cm" svg:x2="8.284cm" svg:y2="7.544cm" draw:start-shape="id2" draw:start-glue-point="6" draw:end-shape="id2" draw:end-glue-point="6">
          <text:p text:style-name="P9"/>
        </draw:connector>
        <draw:connector draw:style-name="gr2" draw:text-style-name="P3" draw:layer="layout" svg:x1="8.284cm" svg:y1="8.254cm" svg:x2="9.555cm" svg:y2="12.064cm" draw:start-shape="id4" draw:start-glue-point="0" draw:end-shape="id5" draw:end-glue-point="5">
          <text:p text:style-name="P9"/>
        </draw:connector>
        <draw:connector draw:style-name="gr2" draw:text-style-name="P3" draw:id="id7" draw:layer="layout" svg:x1="10.189cm" svg:y1="8.814cm" svg:x2="11.46cm" svg:y2="9.525cm" draw:start-shape="id3" draw:start-glue-point="6" draw:end-shape="id6" draw:end-glue-point="3">
          <text:p text:style-name="P9"/>
        </draw:connector>
        <draw:connector draw:style-name="gr2" draw:text-style-name="P3" draw:layer="layout" svg:x1="10.189cm" svg:y1="9.525cm" svg:x2="11.46cm" svg:y2="10.794cm" draw:start-shape="id7" draw:start-glue-point="0" draw:end-shape="id8" draw:end-glue-point="5">
          <text:p text:style-name="P9"/>
        </draw:connector>
        <draw:connector draw:style-name="gr2" draw:text-style-name="P3" draw:layer="layout" svg:x1="10.189cm" svg:y1="12.624cm" svg:x2="11.46cm" svg:y2="13.334cm" draw:start-shape="id5" draw:start-glue-point="6" draw:end-shape="id9" draw:end-glue-point="5">
          <text:p text:style-name="P9"/>
        </draw:connector>
        <draw:custom-shape draw:style-name="gr1" draw:text-style-name="P6" draw:layer="layout" svg:width="1.27cm" svg:height="1.27cm" svg:x="14.635cm" svg:y="5.08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0" draw:layer="layout" svg:width="1.27cm" svg:height="1.27cm" svg:x="14.635cm" svg:y="6.35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1" draw:layer="layout" svg:width="1.27cm" svg:height="1.27cm" svg:x="14.635cm" svg:y="7.62cm">
          <draw:glue-point draw:id="8" svg:x="-0.236cm" svg:y="-5cm"/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2" draw:layer="layout" svg:width="1.27cm" svg:height="1.27cm" svg:x="14.635cm" svg:y="8.89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3" draw:layer="layout" svg:width="1.27cm" svg:height="1.27cm" svg:x="14.635cm" svg:y="10.16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5" draw:layer="layout" svg:width="1.27cm" svg:height="1.27cm" svg:x="14.635cm" svg:y="11.43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1.27cm" svg:height="1.27cm" svg:x="14.635cm" svg:y="12.7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1.27cm" svg:height="1.27cm" svg:x="14.635cm" svg:y="13.97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4" draw:layer="layout" svg:width="1.27cm" svg:height="1.27cm" svg:x="14.635cm" svg:y="12.7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1.27cm" svg:height="1.27cm" svg:x="14.635cm" svg:y="13.97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92cm" svg:y1="6.984cm" svg:x2="14.635cm" svg:y2="6.984cm" draw:start-shape="id2" draw:start-glue-point="7" draw:end-shape="id10" draw:end-glue-point="5">
          <text:p text:style-name="P9"/>
        </draw:connector>
        <draw:connector draw:style-name="gr2" draw:text-style-name="P3" draw:layer="layout" draw:type="line" svg:x1="10.825cm" svg:y1="8.254cm" svg:x2="14.635cm" svg:y2="8.254cm" draw:start-shape="id3" draw:start-glue-point="7" draw:end-shape="id11" draw:end-glue-point="5">
          <text:p text:style-name="P9"/>
        </draw:connector>
        <draw:connector draw:style-name="gr2" draw:text-style-name="P3" draw:layer="layout" draw:type="line" svg:x1="12.73cm" svg:y1="9.524cm" svg:x2="14.635cm" svg:y2="9.524cm" draw:start-shape="id6" draw:start-glue-point="7" draw:end-shape="id12" draw:end-glue-point="5">
          <text:p text:style-name="P9"/>
        </draw:connector>
        <draw:connector draw:style-name="gr2" draw:text-style-name="P3" draw:layer="layout" draw:type="line" svg:x1="12.73cm" svg:y1="10.794cm" svg:x2="14.635cm" svg:y2="10.794cm" draw:start-shape="id8" draw:start-glue-point="7" draw:end-shape="id13" draw:end-glue-point="5">
          <text:p text:style-name="P9"/>
        </draw:connector>
        <draw:connector draw:style-name="gr2" draw:text-style-name="P3" draw:layer="layout" draw:type="line" svg:x1="12.73cm" svg:y1="13.334cm" svg:x2="14.635cm" svg:y2="13.334cm" draw:start-shape="id9" draw:start-glue-point="7" draw:end-shape="id14" draw:end-glue-point="5">
          <text:p text:style-name="P9"/>
        </draw:connector>
        <draw:connector draw:style-name="gr2" draw:text-style-name="P3" draw:layer="layout" draw:type="line" svg:x1="10.825cm" svg:y1="12.064cm" svg:x2="14.635cm" svg:y2="12.064cm" draw:start-shape="id5" draw:start-glue-point="7" draw:end-shape="id15" draw:end-glue-point="5">
          <text:p text:style-name="P9"/>
        </draw:connector>
        <draw:custom-shape draw:style-name="gr1" draw:text-style-name="P7" draw:id="id16" draw:layer="layout" svg:width="1.27cm" svg:height="1.27cm" svg:x="18.445cm" svg:y="3.81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draw:id="id20" draw:layer="layout" svg:width="1.27cm" svg:height="1.27cm" svg:x="18.445cm" svg:y="6.35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2" draw:layer="layout" svg:width="1.27cm" svg:height="1.27cm" svg:x="18.445cm" svg:y="7.62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4" draw:layer="layout" svg:width="1.27cm" svg:height="1.27cm" svg:x="18.445cm" svg:y="8.89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6" draw:layer="layout" svg:width="1.27cm" svg:height="1.27cm" svg:x="18.445cm" svg:y="10.16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8" draw:layer="layout" svg:width="1.27cm" svg:height="1.27cm" svg:x="18.445cm" svg:y="11.43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30" draw:layer="layout" svg:width="1.27cm" svg:height="1.27cm" svg:x="18.445cm" svg:y="12.7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32" draw:layer="layout" svg:width="1.27cm" svg:height="1.27cm" svg:x="18.445cm" svg:y="13.97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18" draw:layer="layout" svg:width="1.27cm" svg:height="1.27cm" svg:x="18.445cm" svg:y="5.08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draw:id="id34" draw:layer="layout" svg:width="1.27cm" svg:height="1.27cm" svg:x="18.445cm" svg:y="15.24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5.905cm" svg:y1="6.35cm" svg:x2="18.445cm" svg:y2="3.81cm">
          <text:p text:style-name="P9"/>
        </draw:line>
        <draw:line draw:style-name="gr4" draw:text-style-name="P3" draw:layer="layout" svg:x1="15.905cm" svg:y1="7.62cm" svg:x2="18.445cm" svg:y2="16.51cm">
          <text:p text:style-name="P9"/>
        </draw:line>
        <draw:custom-shape draw:style-name="gr1" draw:text-style-name="P6" draw:id="id17" draw:layer="layout" svg:width="1.27cm" svg:height="1.27cm" svg:x="22.255cm" svg:y="3.81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19" draw:layer="layout" svg:width="1.27cm" svg:height="1.27cm" svg:x="22.255cm" svg:y="5.08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1" draw:layer="layout" svg:width="1.27cm" svg:height="1.27cm" svg:x="22.255cm" svg:y="6.35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3" draw:layer="layout" svg:width="1.27cm" svg:height="1.27cm" svg:x="22.255cm" svg:y="7.62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5" draw:layer="layout" svg:width="1.27cm" svg:height="1.27cm" svg:x="22.255cm" svg:y="8.89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7" draw:layer="layout" svg:width="1.27cm" svg:height="1.27cm" svg:x="22.255cm" svg:y="10.16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29" draw:layer="layout" svg:width="1.27cm" svg:height="1.27cm" svg:x="22.255cm" svg:y="11.43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31" draw:layer="layout" svg:width="1.27cm" svg:height="1.27cm" svg:x="22.255cm" svg:y="12.7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33" draw:layer="layout" svg:width="1.27cm" svg:height="1.27cm" svg:x="22.255cm" svg:y="13.97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id="id35" draw:layer="layout" svg:width="1.27cm" svg:height="1.27cm" svg:x="22.255cm" svg:y="15.24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9.715cm" svg:y1="4.444cm" svg:x2="22.255cm" svg:y2="4.444cm" draw:start-shape="id16" draw:start-glue-point="7" draw:end-shape="id17" draw:end-glue-point="5">
          <text:p text:style-name="P9"/>
        </draw:connector>
        <draw:connector draw:style-name="gr2" draw:text-style-name="P3" draw:layer="layout" draw:type="line" svg:x1="19.715cm" svg:y1="5.714cm" svg:x2="22.255cm" svg:y2="5.714cm" draw:start-shape="id18" draw:start-glue-point="7" draw:end-shape="id19" draw:end-glue-point="5">
          <text:p text:style-name="P9"/>
        </draw:connector>
        <draw:connector draw:style-name="gr2" draw:text-style-name="P3" draw:layer="layout" draw:type="line" svg:x1="19.715cm" svg:y1="6.984cm" svg:x2="22.255cm" svg:y2="6.984cm" draw:start-shape="id20" draw:start-glue-point="7" draw:end-shape="id21" draw:end-glue-point="5">
          <text:p text:style-name="P9"/>
        </draw:connector>
        <draw:connector draw:style-name="gr2" draw:text-style-name="P3" draw:layer="layout" draw:type="line" svg:x1="19.715cm" svg:y1="8.254cm" svg:x2="22.255cm" svg:y2="8.254cm" draw:start-shape="id22" draw:start-glue-point="7" draw:end-shape="id23" draw:end-glue-point="5">
          <text:p text:style-name="P9"/>
        </draw:connector>
        <draw:connector draw:style-name="gr2" draw:text-style-name="P3" draw:layer="layout" draw:type="line" svg:x1="19.715cm" svg:y1="9.524cm" svg:x2="22.255cm" svg:y2="9.524cm" draw:start-shape="id24" draw:start-glue-point="7" draw:end-shape="id25" draw:end-glue-point="5">
          <text:p text:style-name="P9"/>
        </draw:connector>
        <draw:connector draw:style-name="gr2" draw:text-style-name="P3" draw:layer="layout" draw:type="line" svg:x1="19.715cm" svg:y1="10.794cm" svg:x2="22.255cm" svg:y2="10.794cm" draw:start-shape="id26" draw:start-glue-point="7" draw:end-shape="id27" draw:end-glue-point="5">
          <text:p text:style-name="P9"/>
        </draw:connector>
        <draw:connector draw:style-name="gr2" draw:text-style-name="P3" draw:layer="layout" draw:type="line" svg:x1="19.715cm" svg:y1="12.064cm" svg:x2="22.255cm" svg:y2="12.064cm" draw:start-shape="id28" draw:start-glue-point="7" draw:end-shape="id29" draw:end-glue-point="5">
          <text:p text:style-name="P9"/>
        </draw:connector>
        <draw:connector draw:style-name="gr2" draw:text-style-name="P3" draw:layer="layout" draw:type="line" svg:x1="19.715cm" svg:y1="13.334cm" svg:x2="22.255cm" svg:y2="13.334cm" draw:start-shape="id30" draw:start-glue-point="7" draw:end-shape="id31" draw:end-glue-point="5">
          <text:p text:style-name="P9"/>
        </draw:connector>
        <draw:connector draw:style-name="gr2" draw:text-style-name="P3" draw:layer="layout" draw:type="line" svg:x1="19.715cm" svg:y1="14.604cm" svg:x2="22.255cm" svg:y2="14.604cm" draw:start-shape="id32" draw:start-glue-point="7" draw:end-shape="id33" draw:end-glue-point="5">
          <text:p text:style-name="P9"/>
        </draw:connector>
        <draw:connector draw:style-name="gr2" draw:text-style-name="P3" draw:layer="layout" draw:type="line" svg:x1="19.715cm" svg:y1="15.874cm" svg:x2="22.255cm" svg:y2="15.874cm" draw:start-shape="id34" draw:start-glue-point="7" draw:end-shape="id35" draw:end-glue-point="5">
          <text:p text:style-name="P9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2.54cm" svg:height="1.27cm" svg:x="10.795cm" svg:y="4.445cm">
          <text:p text:style-name="P1"><text:span text:style-name="T1">$Bit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5" draw:text-style-name="P6" draw:layer="layout" svg:width="1.27cm" svg:height="0.635cm" svg:x="12.065cm" svg:y="5.715cm">
          <text:p text:style-name="P1"><text:span text:style-name="T2">MREC</text:span></text:p>
        </draw:rect>
        <draw:custom-shape draw:style-name="gr1" draw:text-style-name="P2" draw:layer="layout" svg:width="2.54cm" svg:height="1.27cm" svg:x="10.795cm" svg:y="6.985cm">
          <text:p text:style-name="P1"><text:span text:style-name="T1">$M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5" draw:text-style-name="P6" draw:layer="layout" svg:width="1.27cm" svg:height="0.635cm" svg:x="12.065cm" svg:y="8.255cm">
          <text:p text:style-name="P1"><text:span text:style-name="T2">MREC</text:span></text:p>
        </draw:rect>
        <draw:custom-shape draw:style-name="gr1" draw:text-style-name="P8" draw:layer="layout" svg:width="2.54cm" svg:height="1.27cm" svg:x="10.795cm" svg:y="9.525cm">
          <text:p text:style-name="P1"><text:span text:style-name="T1">$MFTMir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5" draw:text-style-name="P6" draw:layer="layout" svg:width="1.27cm" svg:height="0.635cm" svg:x="12.065cm" svg:y="10.795cm">
          <text:p text:style-name="P1"><text:span text:style-name="T2">MREC</text:span></text:p>
        </draw:rect>
        <draw:custom-shape draw:style-name="gr1" draw:text-style-name="P2" draw:layer="layout" svg:width="2.54cm" svg:height="1.27cm" svg:x="10.795cm" svg:y="12.065cm">
          <text:p text:style-name="P1"><text:span text:style-name="T1">. (roo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5" draw:text-style-name="P6" draw:layer="layout" svg:width="1.27cm" svg:height="0.635cm" svg:x="12.065cm" svg:y="13.335cm">
          <text:p text:style-name="P1"><text:span text:style-name="T2">MREC</text:span></text:p>
        </draw:rect>
        <draw:custom-shape draw:style-name="gr6" draw:text-style-name="P3" draw:layer="layout" svg:width="2.54cm" svg:height="9.525cm" svg:x="16.51cm" svg:y="3.81cm">
          <text:p text:style-name="P9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39" draw:layer="layout" svg:width="2.54cm" svg:height="9.525cm" svg:x="22.225cm" svg:y="3.81cm">
          <text:p text:style-name="P9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54cm" svg:height="14.605cm" svg:x="5.08cm" svg:y="3.81cm">
          <text:p text:style-name="P9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layer="layout" svg:width="2.661cm" svg:height="0.962cm" svg:x="4.959cm" svg:y="2.213cm">
          <draw:text-box>
            <text:p text:style-name="P9">Volume</text:p>
          </draw:text-box>
        </draw:frame>
        <draw:frame draw:style-name="gr7" draw:layer="layout" svg:width="2.411cm" svg:height="0.962cm" svg:x="10.795cm" svg:y="2.213cm">
          <draw:text-box>
            <text:p text:style-name="P9">Inodes</text:p>
          </draw:text-box>
        </draw:frame>
        <draw:frame draw:style-name="gr7" draw:layer="layout" svg:width="1.353cm" svg:height="0.962cm" svg:x="17.062cm" svg:y="2.213cm">
          <draw:text-box>
            <text:p text:style-name="P9">DT</text:p>
          </draw:text-box>
        </draw:frame>
        <draw:frame draw:style-name="gr7" draw:layer="layout" svg:width="1.315cm" svg:height="0.962cm" svg:x="22.815cm" svg:y="2.213cm">
          <draw:text-box>
            <text:p text:style-name="P9">Dir</text:p>
          </draw:text-box>
        </draw:frame>
        <draw:frame draw:style-name="gr7" draw:text-style-name="P10" draw:layer="layout" svg:width="1.493cm" svg:height="0.725cm" svg:x="22.818cm" svg:y="5.262cm">
          <draw:text-box>
            <text:p text:style-name="P9"><text:span text:style-name="T3">index</text:span></text:p>
          </draw:text-box>
        </draw:frame>
        <draw:line draw:style-name="gr8" draw:text-style-name="P3" draw:layer="layout" svg:x1="22.86cm" svg:y1="5.715cm" svg:x2="19.05cm" svg:y2="5.715cm">
          <text:p text:style-name="P9"/>
        </draw:line>
        <draw:frame draw:style-name="gr7" draw:text-style-name="P10" draw:layer="layout" svg:width="1.302cm" svg:height="0.725cm" svg:x="5.715cm" svg:y="4.645cm">
          <draw:text-box>
            <text:p text:style-name="P9"><text:span text:style-name="T3">bmp</text:span></text:p>
          </draw:text-box>
        </draw:frame>
        <draw:frame draw:style-name="gr9" draw:text-style-name="P11" draw:layer="layout" svg:width="1.27cm" svg:height="0.725cm" svg:x="5.715cm" svg:y="7.095cm">
          <draw:text-box>
            <text:p text:style-name="P9"><text:span text:style-name="T3">mft</text:span></text:p>
          </draw:text-box>
        </draw:frame>
        <draw:frame draw:style-name="gr7" draw:text-style-name="P10" draw:layer="layout" svg:width="1.209cm" svg:height="0.725cm" svg:x="5.776cm" svg:y="9.635cm">
          <draw:text-box>
            <text:p text:style-name="P9"><text:span text:style-name="T3">mirr</text:span></text:p>
          </draw:text-box>
        </draw:frame>
        <draw:frame draw:style-name="gr7" draw:text-style-name="P10" draw:id="id38" draw:layer="layout" svg:width="2.212cm" svg:height="0.725cm" svg:x="5.08cm" svg:y="14.605cm">
          <draw:text-box>
            <text:p text:style-name="P9"><text:span text:style-name="T3">priv_data</text:span></text:p>
          </draw:text-box>
        </draw:frame>
        <draw:line draw:style-name="gr2" draw:text-style-name="P3" draw:layer="layout" svg:x1="6.985cm" svg:y1="5.08cm" svg:x2="10.795cm" svg:y2="5.08cm">
          <text:p text:style-name="P9"/>
        </draw:line>
        <draw:line draw:style-name="gr2" draw:text-style-name="P3" draw:layer="layout" svg:x1="6.985cm" svg:y1="7.53cm" svg:x2="10.795cm" svg:y2="7.53cm">
          <text:p text:style-name="P9"/>
        </draw:line>
        <draw:line draw:style-name="gr2" draw:text-style-name="P3" draw:layer="layout" svg:x1="6.985cm" svg:y1="10.07cm" svg:x2="10.795cm" svg:y2="10.07cm">
          <text:p text:style-name="P9"/>
        </draw:line>
        <draw:frame draw:style-name="gr7" draw:text-style-name="P10" draw:layer="layout" svg:width="2.432cm" svg:height="0.725cm" svg:x="5.08cm" svg:y="15.875cm">
          <draw:text-box>
            <text:p text:style-name="P9"><text:span text:style-name="T3">priv_bmp1</text:span></text:p>
          </draw:text-box>
        </draw:frame>
        <draw:frame draw:style-name="gr7" draw:text-style-name="P10" draw:layer="layout" svg:width="2.428cm" svg:height="0.725cm" svg:x="5.08cm" svg:y="17.055cm">
          <draw:text-box>
            <text:p text:style-name="P9"><text:span text:style-name="T3">priv_bmp2</text:span></text:p>
          </draw:text-box>
        </draw:frame>
        <draw:custom-shape draw:style-name="gr1" draw:text-style-name="P6" draw:layer="layout" svg:width="2.54cm" svg:height="0.635cm" svg:x="10.795cm" svg:y="15.875cm">
          <text:p text:style-name="P1"><text:span text:style-name="T2">$MFT/$BI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2.54cm" svg:height="0.635cm" svg:x="10.795cm" svg:y="17.145cm">
          <text:p text:style-name="P1"><text:span text:style-name="T2">$Bi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6.985cm" svg:y1="16.21cm" svg:x2="10.795cm" svg:y2="16.21cm">
          <text:p text:style-name="P9"/>
        </draw:line>
        <draw:line draw:style-name="gr2" draw:text-style-name="P3" draw:layer="layout" svg:x1="6.985cm" svg:y1="17.58cm" svg:x2="10.795cm" svg:y2="17.58cm">
          <text:p text:style-name="P9"/>
        </draw:line>
        <draw:frame draw:style-name="gr7" draw:text-style-name="P10" draw:layer="layout" svg:width="1.721cm" svg:height="0.725cm" svg:x="16.694cm" svg:y="4.645cm">
          <draw:text-box>
            <text:p text:style-name="P9"><text:span text:style-name="T3">inodes</text:span></text:p>
          </draw:text-box>
        </draw:frame>
        <draw:frame draw:style-name="gr7" draw:text-style-name="P10" draw:layer="layout" svg:width="1.721cm" svg:height="0.725cm" svg:x="16.694cm" svg:y="7.185cm">
          <draw:text-box>
            <text:p text:style-name="P9"><text:span text:style-name="T3">inodes</text:span></text:p>
          </draw:text-box>
        </draw:frame>
        <draw:frame draw:style-name="gr7" draw:text-style-name="P10" draw:layer="layout" svg:width="1.721cm" svg:height="0.725cm" svg:x="16.694cm" svg:y="9.635cm">
          <draw:text-box>
            <text:p text:style-name="P9"><text:span text:style-name="T3">inodes</text:span></text:p>
          </draw:text-box>
        </draw:frame>
        <draw:frame draw:style-name="gr7" draw:text-style-name="P10" draw:layer="layout" svg:width="1.721cm" svg:height="0.725cm" svg:x="16.694cm" svg:y="12.175cm">
          <draw:text-box>
            <text:p text:style-name="P9"><text:span text:style-name="T3">inodes</text:span></text:p>
          </draw:text-box>
        </draw:frame>
        <draw:line draw:style-name="gr2" draw:text-style-name="P3" draw:layer="layout" svg:x1="16.705cm" svg:y1="5.058cm" svg:x2="13.281cm" svg:y2="5.058cm">
          <text:p text:style-name="P9"/>
        </draw:line>
        <draw:line draw:style-name="gr2" draw:text-style-name="P3" draw:layer="layout" svg:x1="16.679cm" svg:y1="7.652cm" svg:x2="13.385cm" svg:y2="7.652cm">
          <text:p text:style-name="P9"/>
        </draw:line>
        <draw:line draw:style-name="gr2" draw:text-style-name="P3" draw:layer="layout" svg:x1="16.68cm" svg:y1="10.065cm" svg:x2="13.386cm" svg:y2="10.065cm">
          <text:p text:style-name="P9"/>
        </draw:line>
        <draw:line draw:style-name="gr2" draw:text-style-name="P3" draw:id="id37" draw:layer="layout" svg:x1="16.68cm" svg:y1="12.581cm" svg:x2="13.386cm" svg:y2="12.581cm">
          <text:p text:style-name="P9"/>
        </draw:line>
        <draw:frame draw:style-name="gr10" draw:text-style-name="P11" draw:id="id36" draw:layer="layout" svg:width="1.721cm" svg:height="0.725cm" svg:x="22.764cm" svg:y="12.247cm">
          <draw:text-box>
            <text:p text:style-name="P9"><text:span text:style-name="T3">inode</text:span></text:p>
          </draw:text-box>
        </draw:frame>
        <draw:connector draw:style-name="gr2" draw:text-style-name="P3" draw:layer="layout" draw:type="curve" draw:line-skew="2.796cm 0.811cm" svg:x1="22.764cm" svg:y1="12.609cm" svg:x2="13.386cm" svg:y2="12.581cm" draw:start-shape="id36" draw:start-glue-point="3" draw:end-shape="id37" draw:end-glue-point="3">
          <text:p text:style-name="P9"/>
        </draw:connector>
        <draw:connector draw:style-name="gr2" draw:text-style-name="P3" draw:layer="layout" draw:type="curve" svg:x1="7.292cm" svg:y1="14.967cm" svg:x2="23.494cm" svg:y2="13.335cm" draw:start-shape="id38" draw:start-glue-point="1" draw:end-shape="id39" draw:end-glue-point="6">
          <text:p text:style-name="P9"/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40" draw:layer="layout" svg:width="1.27cm" svg:height="1.27cm" svg:x="4.475cm" svg:y="6.351cm">
          <text:p text:style-name="P1"><text:span text:style-name="T1">Dir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line" svg:x1="5.745cm" svg:y1="6.985cm" svg:x2="7.65cm" svg:y2="6.984cm" draw:start-shape="id40" draw:start-glue-point="7" draw:end-shape="id41" draw:end-glue-point="5">
          <text:p text:style-name="P9"/>
        </draw:connector>
        <draw:custom-shape draw:style-name="gr1" draw:text-style-name="P2" draw:layer="layout" svg:width="1.27cm" svg:height="1.27cm" svg:x="4.475cm" svg:y="9.526cm">
          <text:p text:style-name="P1"><text:span text:style-name="T1">Di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draw:type="line" svg:x1="5.109cm" svg:y1="7.546cm" svg:x2="5.109cm" svg:y2="9.527cm">
          <text:p text:style-name="P9"/>
        </draw:connector>
        <draw:custom-shape draw:style-name="gr1" draw:text-style-name="P2" draw:id="id41" draw:layer="layout" svg:width="1.27cm" svg:height="1.27cm" svg:x="7.65cm" svg:y="6.35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42" draw:layer="layout" svg:width="1.27cm" svg:height="1.27cm" svg:x="9.555cm" svg:y="7.62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2" draw:id="id44" draw:layer="layout" svg:width="1.27cm" svg:height="1.27cm" svg:x="9.555cm" svg:y="11.43cm">
          <text:p text:style-name="P1"><text:span text:style-name="T4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45" draw:layer="layout" svg:width="1.27cm" svg:height="1.27cm" svg:x="11.46cm" svg:y="8.89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47" draw:layer="layout" svg:width="1.27cm" svg:height="1.27cm" svg:x="11.46cm" svg:y="10.16cm">
          <text:p text:style-name="P1"><text:span text:style-name="T1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2" draw:id="id48" draw:layer="layout" svg:width="1.27cm" svg:height="1.27cm" svg:x="11.46cm" svg:y="12.7cm">
          <text:p text:style-name="P1"><text:span text:style-name="T4">D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id="id43" draw:layer="layout" svg:x1="8.284cm" svg:y1="7.544cm" svg:x2="9.555cm" svg:y2="8.254cm" draw:start-shape="id41" draw:start-glue-point="6" draw:end-shape="id42" draw:end-glue-point="5">
          <text:p text:style-name="P9"/>
        </draw:connector>
        <draw:connector draw:style-name="gr3" draw:text-style-name="P3" draw:layer="layout" svg:x1="8.284cm" svg:y1="7.544cm" svg:x2="8.284cm" svg:y2="7.544cm" draw:start-shape="id41" draw:start-glue-point="6" draw:end-shape="id41" draw:end-glue-point="6">
          <text:p text:style-name="P9"/>
        </draw:connector>
        <draw:connector draw:style-name="gr13" draw:text-style-name="P3" draw:layer="layout" svg:x1="8.284cm" svg:y1="8.254cm" svg:x2="9.555cm" svg:y2="12.064cm" draw:start-shape="id43" draw:start-glue-point="0" draw:end-shape="id44" draw:end-glue-point="5">
          <text:p text:style-name="P9"/>
        </draw:connector>
        <draw:connector draw:style-name="gr2" draw:text-style-name="P3" draw:id="id46" draw:layer="layout" svg:x1="10.189cm" svg:y1="8.814cm" svg:x2="11.46cm" svg:y2="9.525cm" draw:start-shape="id42" draw:start-glue-point="6" draw:end-shape="id45" draw:end-glue-point="3">
          <text:p text:style-name="P9"/>
        </draw:connector>
        <draw:connector draw:style-name="gr2" draw:text-style-name="P3" draw:layer="layout" svg:x1="10.189cm" svg:y1="9.525cm" svg:x2="11.46cm" svg:y2="10.794cm" draw:start-shape="id46" draw:start-glue-point="0" draw:end-shape="id47" draw:end-glue-point="5">
          <text:p text:style-name="P9"/>
        </draw:connector>
        <draw:connector draw:style-name="gr14" draw:text-style-name="P3" draw:layer="layout" svg:x1="10.189cm" svg:y1="12.624cm" svg:x2="11.46cm" svg:y2="13.334cm" draw:start-shape="id44" draw:start-glue-point="6" draw:end-shape="id48" draw:end-glue-point="5">
          <text:p text:style-name="P9"/>
        </draw:connector>
        <draw:custom-shape draw:style-name="gr1" draw:text-style-name="P13" draw:id="id49" draw:layer="layout" svg:width="1.27cm" svg:height="1.27cm" svg:x="14.635cm" svg:y="6.35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3" draw:id="id50" draw:layer="layout" svg:width="1.27cm" svg:height="1.27cm" svg:x="14.635cm" svg:y="7.62cm">
          <draw:glue-point draw:id="8" svg:x="-0.236cm" svg:y="-5cm"/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3" draw:id="id51" draw:layer="layout" svg:width="1.27cm" svg:height="1.27cm" svg:x="14.635cm" svg:y="8.89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3" draw:id="id52" draw:layer="layout" svg:width="1.27cm" svg:height="1.27cm" svg:x="14.635cm" svg:y="10.16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id="id54" draw:layer="layout" svg:width="1.27cm" svg:height="1.27cm" svg:x="14.635cm" svg:y="11.43cm">
          <text:p text:style-name="P5"><text:span text:style-name="T5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3" draw:layer="layout" svg:width="1.27cm" svg:height="1.27cm" svg:x="14.635cm" svg:y="12.7cm">
          <text:p text:style-name="P5"><text:span text:style-name="T2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id="id53" draw:layer="layout" svg:width="1.27cm" svg:height="1.27cm" svg:x="14.635cm" svg:y="12.7cm">
          <text:p text:style-name="P5"><text:span text:style-name="T5">IND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92cm" svg:y1="6.984cm" svg:x2="14.635cm" svg:y2="6.984cm" draw:start-shape="id41" draw:start-glue-point="7" draw:end-shape="id49" draw:end-glue-point="5">
          <text:p text:style-name="P9"/>
        </draw:connector>
        <draw:connector draw:style-name="gr2" draw:text-style-name="P3" draw:layer="layout" draw:type="line" svg:x1="10.825cm" svg:y1="8.254cm" svg:x2="14.635cm" svg:y2="8.254cm" draw:start-shape="id42" draw:start-glue-point="7" draw:end-shape="id50" draw:end-glue-point="5">
          <text:p text:style-name="P9"/>
        </draw:connector>
        <draw:connector draw:style-name="gr2" draw:text-style-name="P3" draw:layer="layout" draw:type="line" svg:x1="12.73cm" svg:y1="9.524cm" svg:x2="14.635cm" svg:y2="9.524cm" draw:start-shape="id45" draw:start-glue-point="7" draw:end-shape="id51" draw:end-glue-point="5">
          <text:p text:style-name="P9"/>
        </draw:connector>
        <draw:connector draw:style-name="gr2" draw:text-style-name="P3" draw:layer="layout" draw:type="line" svg:x1="12.73cm" svg:y1="10.794cm" svg:x2="14.635cm" svg:y2="10.794cm" draw:start-shape="id47" draw:start-glue-point="7" draw:end-shape="id52" draw:end-glue-point="5">
          <text:p text:style-name="P9"/>
        </draw:connector>
        <draw:connector draw:style-name="gr14" draw:text-style-name="P3" draw:layer="layout" draw:type="line" svg:x1="12.73cm" svg:y1="13.334cm" svg:x2="14.635cm" svg:y2="13.334cm" draw:start-shape="id48" draw:start-glue-point="7" draw:end-shape="id53" draw:end-glue-point="5">
          <text:p text:style-name="P9"/>
        </draw:connector>
        <draw:connector draw:style-name="gr14" draw:text-style-name="P3" draw:layer="layout" draw:type="line" svg:x1="10.825cm" svg:y1="12.064cm" svg:x2="14.635cm" svg:y2="12.064cm" draw:start-shape="id44" draw:start-glue-point="7" draw:end-shape="id54" draw:end-glue-point="5">
          <text:p text:style-name="P9"/>
        </draw:connector>
        <draw:custom-shape draw:style-name="gr1" draw:text-style-name="P7" draw:id="id55" draw:layer="layout" svg:width="1.27cm" svg:height="1.27cm" svg:x="18.445cm" svg:y="3.81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59" draw:layer="layout" svg:width="1.27cm" svg:height="1.27cm" svg:x="18.445cm" svg:y="6.35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1" draw:layer="layout" svg:width="1.27cm" svg:height="1.27cm" svg:x="18.445cm" svg:y="7.62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3" draw:layer="layout" svg:width="1.27cm" svg:height="1.27cm" svg:x="18.445cm" svg:y="8.89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5" draw:layer="layout" svg:width="1.27cm" svg:height="1.27cm" svg:x="18.445cm" svg:y="10.16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7" draw:layer="layout" svg:width="1.27cm" svg:height="1.27cm" svg:x="18.445cm" svg:y="11.43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9" draw:layer="layout" svg:width="1.27cm" svg:height="1.27cm" svg:x="18.445cm" svg:y="12.7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71" draw:layer="layout" svg:width="1.27cm" svg:height="1.27cm" svg:x="18.445cm" svg:y="13.97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57" draw:layer="layout" svg:width="1.27cm" svg:height="1.27cm" svg:x="18.445cm" svg:y="5.08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73" draw:layer="layout" svg:width="1.27cm" svg:height="1.27cm" svg:x="18.445cm" svg:y="15.24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5.905cm" svg:y1="6.35cm" svg:x2="18.445cm" svg:y2="3.81cm">
          <text:p text:style-name="P9"/>
        </draw:line>
        <draw:line draw:style-name="gr4" draw:text-style-name="P3" draw:layer="layout" svg:x1="15.905cm" svg:y1="7.62cm" svg:x2="18.445cm" svg:y2="16.51cm">
          <text:p text:style-name="P9"/>
        </draw:line>
        <draw:custom-shape draw:style-name="gr1" draw:text-style-name="P7" draw:id="id56" draw:layer="layout" svg:width="1.27cm" svg:height="1.27cm" svg:x="22.255cm" svg:y="3.81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58" draw:layer="layout" svg:width="1.27cm" svg:height="1.27cm" svg:x="22.255cm" svg:y="5.08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0" draw:layer="layout" svg:width="1.27cm" svg:height="1.27cm" svg:x="22.255cm" svg:y="6.35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2" draw:layer="layout" svg:width="1.27cm" svg:height="1.27cm" svg:x="22.255cm" svg:y="7.62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4" draw:layer="layout" svg:width="1.27cm" svg:height="1.27cm" svg:x="22.255cm" svg:y="8.89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6" draw:layer="layout" svg:width="1.27cm" svg:height="1.27cm" svg:x="22.255cm" svg:y="10.16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68" draw:layer="layout" svg:width="1.27cm" svg:height="1.27cm" svg:x="22.255cm" svg:y="11.43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70" draw:layer="layout" svg:width="1.27cm" svg:height="1.27cm" svg:x="22.255cm" svg:y="12.7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72" draw:layer="layout" svg:width="1.27cm" svg:height="1.27cm" svg:x="22.255cm" svg:y="13.97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74" draw:layer="layout" svg:width="1.27cm" svg:height="1.27cm" svg:x="22.255cm" svg:y="15.24cm">
          <text:p text:style-name="P1"><text:span text:style-name="T2">M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9.715cm" svg:y1="4.444cm" svg:x2="22.255cm" svg:y2="4.444cm" draw:start-shape="id55" draw:start-glue-point="7" draw:end-shape="id56" draw:end-glue-point="5">
          <text:p text:style-name="P9"/>
        </draw:connector>
        <draw:connector draw:style-name="gr2" draw:text-style-name="P3" draw:layer="layout" draw:type="line" svg:x1="19.715cm" svg:y1="5.714cm" svg:x2="22.255cm" svg:y2="5.714cm" draw:start-shape="id57" draw:start-glue-point="7" draw:end-shape="id58" draw:end-glue-point="5">
          <text:p text:style-name="P9"/>
        </draw:connector>
        <draw:connector draw:style-name="gr2" draw:text-style-name="P3" draw:layer="layout" draw:type="line" svg:x1="19.715cm" svg:y1="6.984cm" svg:x2="22.255cm" svg:y2="6.984cm" draw:start-shape="id59" draw:start-glue-point="7" draw:end-shape="id60" draw:end-glue-point="5">
          <text:p text:style-name="P9"/>
        </draw:connector>
        <draw:connector draw:style-name="gr2" draw:text-style-name="P3" draw:layer="layout" draw:type="line" svg:x1="19.715cm" svg:y1="8.254cm" svg:x2="22.255cm" svg:y2="8.254cm" draw:start-shape="id61" draw:start-glue-point="7" draw:end-shape="id62" draw:end-glue-point="5">
          <text:p text:style-name="P9"/>
        </draw:connector>
        <draw:connector draw:style-name="gr2" draw:text-style-name="P3" draw:layer="layout" draw:type="line" svg:x1="19.715cm" svg:y1="9.524cm" svg:x2="22.255cm" svg:y2="9.524cm" draw:start-shape="id63" draw:start-glue-point="7" draw:end-shape="id64" draw:end-glue-point="5">
          <text:p text:style-name="P9"/>
        </draw:connector>
        <draw:connector draw:style-name="gr2" draw:text-style-name="P3" draw:layer="layout" draw:type="line" svg:x1="19.715cm" svg:y1="10.794cm" svg:x2="22.255cm" svg:y2="10.794cm" draw:start-shape="id65" draw:start-glue-point="7" draw:end-shape="id66" draw:end-glue-point="5">
          <text:p text:style-name="P9"/>
        </draw:connector>
        <draw:connector draw:style-name="gr2" draw:text-style-name="P3" draw:layer="layout" draw:type="line" svg:x1="19.715cm" svg:y1="12.064cm" svg:x2="22.255cm" svg:y2="12.064cm" draw:start-shape="id67" draw:start-glue-point="7" draw:end-shape="id68" draw:end-glue-point="5">
          <text:p text:style-name="P9"/>
        </draw:connector>
        <draw:connector draw:style-name="gr2" draw:text-style-name="P3" draw:layer="layout" draw:type="line" svg:x1="19.715cm" svg:y1="13.334cm" svg:x2="22.255cm" svg:y2="13.334cm" draw:start-shape="id69" draw:start-glue-point="7" draw:end-shape="id70" draw:end-glue-point="5">
          <text:p text:style-name="P9"/>
        </draw:connector>
        <draw:connector draw:style-name="gr2" draw:text-style-name="P3" draw:layer="layout" draw:type="line" svg:x1="19.715cm" svg:y1="14.604cm" svg:x2="22.255cm" svg:y2="14.604cm" draw:start-shape="id71" draw:start-glue-point="7" draw:end-shape="id72" draw:end-glue-point="5">
          <text:p text:style-name="P9"/>
        </draw:connector>
        <draw:connector draw:style-name="gr2" draw:text-style-name="P3" draw:layer="layout" draw:type="line" svg:x1="19.715cm" svg:y1="15.874cm" svg:x2="22.255cm" svg:y2="15.874cm" draw:start-shape="id73" draw:start-glue-point="7" draw:end-shape="id74" draw:end-glue-point="5">
          <text:p text:style-name="P9"/>
        </draw:connector>
      </draw:page>
      <draw:page draw:name="page4" draw:style-name="dp1" draw:master-page-name="Default">
        <office:forms form:automatic-focus="false" form:apply-design-mode="false"/>
        <draw:custom-shape draw:style-name="gr15" draw:text-style-name="P3" draw:layer="layout" svg:width="2.25cm" svg:height="6.97cm" svg:x="22.5cm" svg:y="2.03cm">
          <text:p text:style-name="P1">MF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25cm" svg:height="6.97cm" svg:x="17.5cm" svg:y="2.03cm">
          <text:p text:style-name="P1">INDX</text:p>
          <draw:enhanced-geometry svg:viewBox="0 0 21600 21600" draw:type="rectangle" draw:enhanced-path="M 0 0 L 21600 0 21600 21600 0 21600 0 0 Z N"/>
        </draw:custom-shape>
        <draw:custom-shape draw:style-name="gr1" draw:text-style-name="P7" draw:id="id75" draw:layer="layout" svg:width="1cm" svg:height="1cm" svg:x="18cm" svg:y="3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79" draw:layer="layout" svg:width="1cm" svg:height="1cm" svg:x="18cm" svg:y="5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1" draw:layer="layout" svg:width="1cm" svg:height="1cm" svg:x="18cm" svg:y="6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3" draw:layer="layout" svg:width="1cm" svg:height="1cm" svg:x="18cm" svg:y="7cm">
          <text:p text:style-name="P1"><text:span text:style-name="T2">File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77" draw:layer="layout" svg:width="1cm" svg:height="1cm" svg:x="18cm" svg:y="4cm">
          <text:p text:style-name="P1"><text:span text:style-name="T2">File</text:span></text:p>
          <text:p text:style-name="P1"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9cm" svg:y1="3.499cm" svg:x2="23cm" svg:y2="3.499cm" draw:start-shape="id75" draw:start-glue-point="7" draw:end-shape="id76" draw:end-glue-point="5">
          <text:p text:style-name="P9"/>
        </draw:connector>
        <draw:connector draw:style-name="gr2" draw:text-style-name="P3" draw:layer="layout" draw:type="line" svg:x1="19cm" svg:y1="4.499cm" svg:x2="23cm" svg:y2="4.499cm" draw:start-shape="id77" draw:start-glue-point="7" draw:end-shape="id78" draw:end-glue-point="5">
          <text:p text:style-name="P9"/>
        </draw:connector>
        <draw:connector draw:style-name="gr2" draw:text-style-name="P3" draw:layer="layout" draw:type="line" svg:x1="19cm" svg:y1="5.499cm" svg:x2="23cm" svg:y2="5.499cm" draw:start-shape="id79" draw:start-glue-point="7" draw:end-shape="id80" draw:end-glue-point="5">
          <text:p text:style-name="P9"/>
        </draw:connector>
        <draw:connector draw:style-name="gr2" draw:text-style-name="P3" draw:layer="layout" draw:type="line" svg:x1="19cm" svg:y1="6.499cm" svg:x2="23cm" svg:y2="6.499cm" draw:start-shape="id81" draw:start-glue-point="7" draw:end-shape="id82" draw:end-glue-point="5">
          <text:p text:style-name="P9"/>
        </draw:connector>
        <draw:connector draw:style-name="gr2" draw:text-style-name="P3" draw:layer="layout" draw:type="line" svg:x1="19cm" svg:y1="7.499cm" svg:x2="23cm" svg:y2="7.499cm" draw:start-shape="id83" draw:start-glue-point="7" draw:end-shape="id84" draw:end-glue-point="5">
          <text:p text:style-name="P9"/>
        </draw:connector>
        <draw:custom-shape draw:style-name="gr1" draw:text-style-name="P7" draw:id="id76" draw:layer="layout" svg:width="1cm" svg:height="1cm" svg:x="23cm" svg:y="3cm">
          <text:p text:style-name="P1"><text:span text:style-name="T2">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78" draw:layer="layout" svg:width="1cm" svg:height="1cm" svg:x="23cm" svg:y="4cm">
          <text:p text:style-name="P1"><text:span text:style-name="T2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0" draw:layer="layout" svg:width="1cm" svg:height="1cm" svg:x="23cm" svg:y="5cm">
          <text:p text:style-name="P1"><text:span text:style-name="T2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2" draw:layer="layout" svg:width="1cm" svg:height="1cm" svg:x="23cm" svg:y="6cm">
          <text:p text:style-name="P1"><text:span text:style-name="T2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4" draw:layer="layout" svg:width="1cm" svg:height="1cm" svg:x="23cm" svg:y="7cm">
          <text:p text:style-name="P1"><text:span text:style-name="T2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5cm" svg:height="7cm" svg:x="11cm" svg:y="2cm">
          <text:p text:style-name="P1">D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1cm" svg:height="1cm" svg:x="12cm" svg:y="3cm">
          <text:p text:style-name="P1"><text:span text:style-name="T2">inode</text:span></text:p>
          <text:p text:style-name="P1"><text:span text:style-name="T2">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2cm" svg:y="4cm">
          <text:p text:style-name="P1"><text:span text:style-name="T2">inode</text:span></text:p>
          <text:p text:style-name="P1"><text:span text:style-name="T2">4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2cm" svg:y="5cm">
          <text:p text:style-name="P1"><text:span text:style-name="T2">inode</text:span></text:p>
          <text:p text:style-name="P1"><text:span text:style-name="T2">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2cm" svg:y="6cm">
          <text:p text:style-name="P1"><text:span text:style-name="T2">inode</text:span></text:p>
          <text:p text:style-name="P1"><text:span text:style-name="T2">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85" draw:layer="layout" svg:width="1cm" svg:height="1cm" svg:x="14cm" svg:y="3cm">
          <text:p text:style-name="P1"><text:span text:style-name="T2">child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87" draw:layer="layout" svg:width="1cm" svg:height="1cm" svg:x="14cm" svg:y="5cm">
          <text:p text:style-name="P1"><text:span text:style-name="T2">child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88" draw:layer="layout" svg:width="1cm" svg:height="1cm" svg:x="14cm" svg:y="6cm">
          <text:p text:style-name="P1"><text:span text:style-name="T2">child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9" draw:layer="layout" svg:width="1cm" svg:height="1cm" svg:x="14cm" svg:y="7cm">
          <text:p text:style-name="P1"><text:span text:style-name="T2">child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draw:id="id86" draw:layer="layout" svg:width="1cm" svg:height="1cm" svg:x="14cm" svg:y="4cm">
          <text:p text:style-name="P1"><text:span text:style-name="T2">child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cm" svg:y1="3.499cm" svg:x2="18cm" svg:y2="3.499cm" draw:start-shape="id85" draw:start-glue-point="7" draw:end-shape="id75" draw:end-glue-point="5">
          <text:p text:style-name="P9"/>
        </draw:connector>
        <draw:connector draw:style-name="gr2" draw:text-style-name="P3" draw:layer="layout" draw:type="line" svg:x1="15cm" svg:y1="4.499cm" svg:x2="18cm" svg:y2="4.499cm" draw:start-shape="id86" draw:start-glue-point="7" draw:end-shape="id77" draw:end-glue-point="5">
          <text:p text:style-name="P9"/>
        </draw:connector>
        <draw:connector draw:style-name="gr2" draw:text-style-name="P3" draw:layer="layout" draw:type="line" svg:x1="15cm" svg:y1="5.499cm" svg:x2="18cm" svg:y2="5.499cm" draw:start-shape="id87" draw:start-glue-point="7" draw:end-shape="id79" draw:end-glue-point="5">
          <text:p text:style-name="P9"/>
        </draw:connector>
        <draw:connector draw:style-name="gr2" draw:text-style-name="P3" draw:layer="layout" draw:type="line" svg:x1="15cm" svg:y1="6.499cm" svg:x2="18cm" svg:y2="6.499cm" draw:start-shape="id88" draw:start-glue-point="7" draw:end-shape="id81" draw:end-glue-point="5">
          <text:p text:style-name="P9"/>
        </draw:connector>
        <draw:connector draw:style-name="gr2" draw:text-style-name="P3" draw:layer="layout" draw:type="line" svg:x1="15cm" svg:y1="7.499cm" svg:x2="18cm" svg:y2="7.499cm" draw:start-shape="id89" draw:start-glue-point="7" draw:end-shape="id83" draw:end-glue-point="5">
          <text:p text:style-name="P9"/>
        </draw:connector>
        <draw:custom-shape draw:style-name="gr1" draw:text-style-name="P7" draw:layer="layout" svg:width="1cm" svg:height="1cm" svg:x="13cm" svg:y="3cm">
          <text:p text:style-name="P1"><text:span text:style-name="T2">VCN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3cm" svg:y="4cm">
          <text:p text:style-name="P1"><text:span text:style-name="T2">VCN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3cm" svg:y="5cm">
          <text:p text:style-name="P1"><text:span text:style-name="T2">VCN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1cm" svg:height="1cm" svg:x="13cm" svg:y="6cm">
          <text:p text:style-name="P1"><text:span text:style-name="T2">VCN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90" draw:layer="layout" svg:width="1cm" svg:height="1cm" svg:x="13cm" svg:y="7cm">
          <text:p text:style-name="P1"><text:span text:style-name="T2">VCN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id="id91" draw:layer="layout" svg:width="1cm" svg:height="1cm" svg:x="12cm" svg:y="7cm">
          <text:p text:style-name="P1"><text:span text:style-name="T2">inode</text:span></text:p>
          <text:p text:style-name="P1"><text:span text:style-name="T2">78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499cm" svg:y1="8cm" svg:x2="13.494cm" svg:y2="11.404cm" draw:start-shape="id90" draw:start-glue-point="6">
          <text:p text:style-name="P9"/>
        </draw:connector>
        <draw:connector draw:style-name="gr2" draw:text-style-name="P3" draw:layer="layout" draw:type="line" svg:x1="12.499cm" svg:y1="8cm" svg:x2="12.488cm" svg:y2="11.377cm" draw:start-shape="id91" draw:start-glue-point="6">
          <text:p text:style-name="P9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1.27cm" fo:margin-right="1.3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09-16T02:01:27</meta:creation-date>
    <dc:date>2005-09-16T02:03:36</dc:date>
    <dc:language>en-GB</dc:language>
    <meta:editing-cycles>2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